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3000001C3FE66A668E9151A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62cm" svg:height="2.384cm" svg:x="0.917cm" svg:y="1.605cm">
          <draw:text-box>
            <text:p text:style-name="P1">Island City Local </text:p>
            <text:p text:style-name="P1">Resources &amp;</text:p>
            <text:p text:style-name="P1">Businesses</text:p>
          </draw:text-box>
        </draw:frame>
        <draw:frame draw:style-name="gr2" draw:text-style-name="P3" draw:layer="layout" svg:width="5.397cm" svg:height="1.673cm" svg:x="1.3cm" svg:y="5.21cm">
          <draw:text-box>
            <text:p><text:a xlink:href="https://brieckspro.com/posts/island-city-local-resources/" xlink:type="simple">brieckspro.com</text:a></text:p>
          </draw:text-box>
        </draw:frame>
        <draw:frame draw:style-name="gr3" draw:text-style-name="P4" draw:layer="layout" svg:width="5.619cm" svg:height="5.619cm" svg:x="6.062cm" svg:y="1cm">
          <draw:image xlink:href="Pictures/10000001000001C3000001C3FE66A668E9151AA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3T12:47:58.675210234</meta:creation-date>
    <dc:date>2025-08-08T20:25:41.316645380</dc:date>
    <meta:editing-duration>PT7H32M35S</meta:editing-duration>
    <meta:editing-cycles>11</meta:editing-cycles>
    <meta:generator>LibreOffice/7.3.7.2$Linux_X86_64 LibreOffice_project/30$Build-2</meta:generator>
    <meta:document-statistic meta:object-count="3"/>
  </office:meta>
</office:document-meta>
</file>